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7.1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2" office:value-type="string" calcext:value-type="string">
            <text:p>Parts List – Video Game</text:p>
          </table:table-cell>
          <table:table-cell table:number-columns-repeated="1020"/>
        </table:table-row>
        <table:table-row table:style-name="ro2">
          <table:table-cell table:number-columns-repeated="1021"/>
        </table:table-row>
        <table:table-row table:style-name="ro2">
          <table:table-cell table:style-name="ce4" office:value-type="string" calcext:value-type="string">
            <text:p>Identifier</text:p>
          </table:table-cell>
          <table:table-cell table:style-name="ce4" office:value-type="string" calcext:value-type="string">
            <text:p>Q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ceramic, 0.01uF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electrolytic, 10uF, 16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3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, ceramic, 0.1uF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5,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, ceramic, 30pF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1,H2,H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er, 0.1”, 1x2</text:p>
          </table:table-cell>
          <table:table-cell office:value-type="string" calcext:value-type="string">
            <text:p>Cut from longer header as need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A phono jack, yellow (video)</text:p>
          </table:table-cell>
          <table:table-cell office:value-type="string" calcext:value-type="string">
            <text:p>e.g. Mouser 490-RCJ-0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A phono jack, white (audio)</text:p>
          </table:table-cell>
          <table:table-cell office:value-type="string" calcext:value-type="string">
            <text:p>e.g. Mouser 490-RCJ-0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, 0.1”, 1x16</text:p>
          </table:table-cell>
          <table:table-cell office:value-type="string" calcext:value-type="string">
            <text:p>Cut from longer header as need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P1,JP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der, 0.1”, 1x3</text:p>
          </table:table-cell>
          <table:table-cell office:value-type="string" calcext:value-type="string">
            <text:p>Cut from longer header as need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, r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/4W, 2.7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/4W, 600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3,R8,R10,R11,R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, 1/4W, 220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/4W, 1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/4W, 470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6,R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, 1/4W, 510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/4W, 330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/4W, 12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13,R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, 1/4W, 10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1,SW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tch, tactile, SPS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regulator, LM317, TO-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Video Game, AY-3-8500-1 </text:p>
          </table:table-cell>
          <table:table-cell office:value-type="string" calcext:value-type="string">
            <text:p>Available from Veswin Electronic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d 2-input NOR gate, CMOS, CD40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al 4-input NOR gate, CMOS, CD40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 switch, 8 posi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, 2.0 MHz, HC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 pin IC socke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 pin IC socke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tentiometer, 1M, linear taper</text:p>
          </table:table-cell>
          <table:table-cell office:value-type="string" calcext:value-type="string">
            <text:p>External to boar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conductor shielded cable (for controllers)</text:p>
          </table:table-cell>
          <table:table-cell office:value-type="string" calcext:value-type="string">
            <text:p>External to boar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 battery clip</text:p>
          </table:table-cell>
          <table:table-cell office:value-type="string" calcext:value-type="string">
            <text:p>External to board</text:p>
          </table:table-cell>
          <table:table-cell table:number-columns-repeated="1017"/>
        </table:table-row>
        <table:table-row table:style-name="ro2" table:number-rows-repeated="1048541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20:23:32.483198446</meta:creation-date>
    <dc:date>2023-10-26T12:27:45.056122824</dc:date>
    <meta:editing-duration>PT1H21M3S</meta:editing-duration>
    <meta:editing-cycles>29</meta:editing-cycles>
    <meta:generator>LibreOffice/7.3.7.2$Linux_X86_64 LibreOffice_project/30$Build-2</meta:generator>
    <meta:document-statistic meta:table-count="1" meta:cell-count="107" meta:object-count="0"/>
  </office:meta>
</office:document-meta>
</file>